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95d41"/>
    </style:style>
    <style:style style:name="P3" style:family="paragraph" style:parent-style-name="Text_20_body" style:list-style-name="L2"/>
    <style:style style:name="P4" style:family="paragraph" style:parent-style-name="Text_20_body" style:list-style-name="L1">
      <style:text-properties officeooo:rsid="0017f649" officeooo:paragraph-rsid="00195d41"/>
    </style:style>
    <style:style style:name="P5" style:family="paragraph" style:parent-style-name="Text_20_body" style:list-style-name="L2">
      <style:text-properties officeooo:rsid="00289da5" officeooo:paragraph-rsid="00289da5"/>
    </style:style>
    <style:style style:name="T1" style:family="text">
      <style:text-properties fo:font-variant="small-caps"/>
    </style:style>
    <style:style style:name="T2" style:family="text">
      <style:text-properties officeooo:rsid="00127d5b"/>
    </style:style>
    <style:style style:name="T3" style:family="text">
      <style:text-properties officeooo:rsid="0017f649"/>
    </style:style>
    <style:style style:name="T4" style:family="text">
      <style:text-properties officeooo:rsid="0018503e"/>
    </style:style>
    <style:style style:name="T5" style:family="text">
      <style:text-properties officeooo:rsid="0019eb09"/>
    </style:style>
    <style:style style:name="T6" style:family="text">
      <style:text-properties officeooo:rsid="001f146f"/>
    </style:style>
    <style:style style:name="T7" style:family="text">
      <style:text-properties officeooo:rsid="002151b7"/>
    </style:style>
    <style:style style:name="T8" style:family="text">
      <style:text-properties officeooo:rsid="002500f6"/>
    </style:style>
    <style:style style:name="T9" style:family="text">
      <style:text-properties officeooo:rsid="00315b78"/>
    </style:style>
    <style:style style:name="T10" style:family="text">
      <style:text-properties officeooo:rsid="0031ed87"/>
    </style:style>
    <style:style style:name="T11" style:family="text">
      <style:text-properties officeooo:rsid="0033151a"/>
    </style:style>
    <style:style style:name="T12" style:family="text">
      <style:text-properties officeooo:rsid="0033c98c"/>
    </style:style>
    <style:style style:name="T13" style:family="text">
      <style:text-properties officeooo:rsid="00362684"/>
    </style:style>
    <style:style style:name="T14" style:family="text">
      <style:text-properties officeooo:rsid="004f1e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1:1-18</text:h>
      <text:h text:style-name="Heading_20_2" text:outline-level="2"><text:bookmark text:name="en-GNT-5513"/>God Commands Joshua to Conquer Canaan <text:span text:style-name="T2">(1-9)</text:span></text:h>
      <text:list xml:id="list3284675486" text:style-name="L1">
        <text:list-item>
          <text:p text:style-name="P1">After the death of the <text:span text:style-name="T1">Lord</text:span>'s servant Moses, the <text:span text:style-name="T1">Lord</text:span> spoke to Moses' helper, Joshua son of Nun. He said, “My servant Moses is dead. Get ready now, you and all the people of Israel, and cross the Jordan River into the land that I am giving them. As I told Moses, I have given you and all my people the entire land that you will be marching over. Your borders will reach from the desert in the south to the Lebanon Mountains in the north; from the great Euphrates River in the east, through the Hittite country, to the Mediterranean Sea in the west. Joshua, no one will be able to defeat you as long as you live. I will be with you as I was with Moses. I will always be with you; I will never abandon you. Be determined and confident, for you will be the leader of these people as they occupy this land which I promised their ancestors. Just be determined, be confident; and make sure that you obey the whole Law that my servant Moses gave you. Do not neglect any part of it and you will succeed wherever you go. Be sure that the book of the Law is always read in your worship. Study it day and night, and make sure that you obey everything written in it. Then you will be prosperous and successful. Remember that I have commanded you to be determined and confident! Do not be afraid or discouraged, for I, the <text:span text:style-name="T1">Lord</text:span> your God, am with you wherever you go.”</text:p>
        </text:list-item>
        <text:list-item>
          <text:p text:style-name="P2"><text:span text:style-name="T3">After the death of Moses, Joshua </text:span><text:span text:style-name="T9">becomes the successor</text:span><text:span text:style-name="T3"> and the Lord speaks to him. The Lord instruct</text:span><text:span text:style-name="T10">ed</text:span><text:span text:style-name="T3"> him to go into Canaan and conquer the </text:span><text:span text:style-name="T4">land, with the Lord </text:span><text:span text:style-name="T10">on his side he would</text:span><text:span text:style-name="T4"> defeat any opposition, </text:span><text:span text:style-name="T11">the rest was history</text:span><text:span text:style-name="T4">. H</text:span><text:span text:style-name="T3">e </text:span><text:span text:style-name="T12">was</text:span><text:span text:style-name="T3"> commanded to be determined </text:span><text:span text:style-name="T4">&amp;</text:span><text:span text:style-name="T3"> confident, </text:span><text:span text:style-name="T4">to obey the whole law, to always read the book of law in worship, to study it day and night.</text:span></text:p>
        </text:list-item>
        <text:list-item>
          <text:p text:style-name="P4"><text:span text:style-name="T5">God keeps his promises, they might take </text:span><text:span text:style-name="T13">a long </text:span><text:span text:style-name="T5">time according to human time but all his promises come to life in his right time. </text:span><text:span text:style-name="T6">Those who live in the Lord should be determined and confident, God is always with them and all things will go well, it’</text:span><text:span text:style-name="T7">s</text:span><text:span text:style-name="T6"> victory upon victory.</text:span> <text:span text:style-name="T8">Those who live in the Lord should meditate upon the word of God day in and day out, they should read the word in all their worship, and they should obey all that is written in the Holy Scriptures.</text:span></text:p>
        </text:list-item>
      </text:list>
      <text:h text:style-name="Heading_20_2" text:outline-level="2"><text:bookmark text:name="en-GNT-5522"/>Joshua Gives Orders to the People <text:span text:style-name="T2">(10-18)</text:span></text:h>
      <text:list xml:id="list1470212439" text:style-name="L2">
        <text:list-item>
          <text:p text:style-name="P3">Then Joshua ordered the leaders to <text:bookmark text:name="en-GNT-5523"/>go through the camp and say to the people, “Get some food ready, because in three days you are going to cross the Jordan River to occupy the land that the <text:span text:style-name="T1">Lord</text:span> your God is giving you.”<text:bookmark text:name="en-GNT-5524"/> Joshua said to the tribes of Reuben and Gad and to half the tribe of Manasseh, <text:bookmark text:name="en-GNT-5525"/>“Remember how the <text:span text:style-name="T1">Lord</text:span>'s servant Moses told you that the <text:span text:style-name="T1">Lord</text:span> your God would give you this land on the east side of the Jordan as your home. <text:bookmark text:name="en-GNT-5526"/>Your wives, your children, and your livestock will stay here, but your soldiers, armed for battle, will cross over ahead of the other Israelites in order to help them <text:bookmark text:name="en-GNT-5527"/>until they have occupied the land west of the Jordan that the <text:span text:style-name="T1">Lord</text:span> your God has given them. When he has given safety to all the tribes of Israel, then you may come back and settle here in your own land east of the Jordan, which Moses, the <text:span text:style-name="T1">Lord</text:span>'s servant, gave to you.”<text:bookmark text:name="en-GNT-5528"/> They answered Joshua, <text:soft-page-break/>“We will do everything you have told us and will go anywhere you send us. <text:bookmark text:name="en-GNT-5529"/>We will obey you, just as we always obeyed Moses, and may the <text:span text:style-name="T1">Lord</text:span> your God be with you as he was with Moses! <text:bookmark text:name="en-GNT-5530"/>Whoever questions your authority or disobeys any of your orders will be put to death. Be determined and confident!”</text:p>
        </text:list-item>
        <text:list-item>
          <text:p text:style-name="P5">Joshua then instruct<text:span text:style-name="T14">ed</text:span> the armies to lead the people of Isreal into the promised land. After the victory all tribes would settle in their alloted land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09:03:52.709825430</meta:creation-date>
    <dc:date>2022-06-09T09:30:57.068538393</dc:date>
    <meta:editing-duration>PT26M56S</meta:editing-duration>
    <meta:editing-cycles>19</meta:editing-cycles>
    <meta:generator>LibreOffice/6.4.7.2$Linux_X86_64 LibreOffice_project/40$Build-2</meta:generator>
    <meta:document-statistic meta:table-count="0" meta:image-count="0" meta:object-count="0" meta:page-count="2" meta:paragraph-count="8" meta:word-count="699" meta:character-count="3639" meta:non-whitespace-character-count="2953"/>
  </office:meta>
</office:document-meta>
</file>